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paragraph-rsid="001ef4fd" style:font-weight-asian="bold" style:font-weight-complex="bold"/>
    </style:style>
    <style:style style:name="P3" style:family="paragraph" style:parent-style-name="Preformatted_20_Text">
      <style:text-properties fo:font-weight="bold" officeooo:rsid="0024963d" officeooo:paragraph-rsid="0024963d" style:font-weight-asian="bold" style:font-weight-complex="bold"/>
    </style:style>
    <style:style style:name="P4" style:family="paragraph" style:parent-style-name="Preformatted_20_Text">
      <style:text-properties fo:font-weight="bold" officeooo:rsid="001dbb2f" officeooo:paragraph-rsid="001dbb2f" style:font-weight-asian="bold" style:font-weight-complex="bold"/>
    </style:style>
    <style:style style:name="P5" style:family="paragraph" style:parent-style-name="Preformatted_20_Text">
      <style:text-properties fo:font-weight="bold" officeooo:rsid="0040cb75" officeooo:paragraph-rsid="0040cb75" style:font-weight-asian="bold" style:font-weight-complex="bold"/>
    </style:style>
    <style:style style:name="P6" style:family="paragraph" style:parent-style-name="Preformatted_20_Text">
      <style:text-properties fo:font-weight="normal" style:font-weight-asian="normal" style:font-weight-complex="normal"/>
    </style:style>
    <style:style style:name="P7" style:family="paragraph" style:parent-style-name="Preformatted_20_Text">
      <style:text-properties fo:font-weight="normal" officeooo:paragraph-rsid="0024963d" style:font-weight-asian="normal" style:font-weight-complex="normal"/>
    </style:style>
    <style:style style:name="P8" style:family="paragraph" style:parent-style-name="Preformatted_20_Text">
      <style:text-properties fo:font-weight="normal" officeooo:rsid="0024963d" officeooo:paragraph-rsid="0024963d" style:font-weight-asian="normal" style:font-weight-complex="normal"/>
    </style:style>
    <style:style style:name="P9" style:family="paragraph" style:parent-style-name="Preformatted_20_Text">
      <style:text-properties fo:font-weight="normal" officeooo:paragraph-rsid="0040cb75" style:font-weight-asian="normal" style:font-weight-complex="normal"/>
    </style:style>
    <style:style style:name="P10" style:family="paragraph" style:parent-style-name="Preformatted_20_Text">
      <style:text-properties fo:font-weight="normal" officeooo:paragraph-rsid="004a319f" style:font-weight-asian="normal" style:font-weight-complex="normal"/>
    </style:style>
    <style:style style:name="P11" style:family="paragraph" style:parent-style-name="Preformatted_20_Text">
      <style:text-properties fo:font-weight="normal" officeooo:rsid="0040cb75" officeooo:paragraph-rsid="0040cb75" style:font-weight-asian="normal" style:font-weight-complex="normal"/>
    </style:style>
    <style:style style:name="P12" style:family="paragraph" style:parent-style-name="Preformatted_20_Text">
      <style:text-properties fo:font-weight="normal" officeooo:paragraph-rsid="005230fa" style:font-weight-asian="normal" style:font-weight-complex="normal"/>
    </style:style>
    <style:style style:name="P13" style:family="paragraph" style:parent-style-name="Preformatted_20_Text">
      <style:text-properties fo:font-size="12pt" fo:font-weight="bold" style:font-size-asian="12pt" style:font-weight-asian="bold" style:font-size-complex="12pt" style:font-weight-complex="bold"/>
    </style:style>
    <style:style style:name="P14" style:family="paragraph" style:parent-style-name="Preformatted_20_Text">
      <style:text-properties fo:font-style="italic" style:font-style-asian="italic" style:font-style-complex="italic"/>
    </style:style>
    <style:style style:name="P15" style:family="paragraph" style:parent-style-name="Preformatted_20_Text">
      <style:text-properties fo:font-style="italic" officeooo:paragraph-rsid="0026530b" style:font-style-asian="italic" style:font-style-complex="italic"/>
    </style:style>
    <style:style style:name="P16" style:family="paragraph" style:parent-style-name="Preformatted_20_Text">
      <style:text-properties fo:font-style="italic" officeooo:paragraph-rsid="00305574" style:font-style-asian="italic" style:font-style-complex="italic"/>
    </style:style>
    <style:style style:name="P17" style:family="paragraph" style:parent-style-name="Preformatted_20_Text">
      <style:text-properties fo:font-style="italic" officeooo:rsid="002b5778" officeooo:paragraph-rsid="002b5778" style:font-style-asian="italic" style:font-style-complex="italic"/>
    </style:style>
    <style:style style:name="P18" style:family="paragraph" style:parent-style-name="Preformatted_20_Text">
      <style:text-properties fo:font-style="italic" officeooo:rsid="000a4058" officeooo:paragraph-rsid="000a4058" style:font-style-asian="italic" style:font-style-complex="italic"/>
    </style:style>
    <style:style style:name="P19" style:family="paragraph" style:parent-style-name="Preformatted_20_Text">
      <style:text-properties fo:font-style="italic" officeooo:rsid="00138d22" officeooo:paragraph-rsid="001521fb" style:font-style-asian="italic" style:font-style-complex="italic"/>
    </style:style>
    <style:style style:name="P20" style:family="paragraph" style:parent-style-name="Preformatted_20_Text">
      <style:text-properties fo:font-style="italic" style:text-underline-style="none" officeooo:paragraph-rsid="001a999d" style:font-style-asian="italic" style:font-style-complex="italic"/>
    </style:style>
    <style:style style:name="P21" style:family="paragraph" style:parent-style-name="Preformatted_20_Text">
      <style:text-properties fo:font-style="italic" style:text-underline-style="none" fo:font-weight="normal" officeooo:rsid="001a5b28" officeooo:paragraph-rsid="0018f490" style:font-style-asian="italic" style:font-weight-asian="normal" style:font-style-complex="italic" style:font-weight-complex="normal"/>
    </style:style>
    <style:style style:name="P22" style:family="paragraph" style:parent-style-name="Preformatted_20_Text">
      <style:text-properties fo:font-style="italic" style:text-underline-style="none" fo:font-weight="normal" officeooo:rsid="001a999d" officeooo:paragraph-rsid="001a999d" style:font-style-asian="italic" style:font-weight-asian="normal" style:font-style-complex="italic" style:font-weight-complex="normal"/>
    </style:style>
    <style:style style:name="P23" style:family="paragraph" style:parent-style-name="Preformatted_20_Text">
      <style:text-properties fo:font-style="italic" fo:font-weight="normal" officeooo:rsid="001dbb2f" officeooo:paragraph-rsid="001dbb2f" style:font-style-asian="italic" style:font-weight-asian="normal" style:font-style-complex="italic" style:font-weight-complex="normal"/>
    </style:style>
    <style:style style:name="P24" style:family="paragraph" style:parent-style-name="Preformatted_20_Text">
      <style:text-properties fo:font-style="italic" fo:font-weight="normal" officeooo:rsid="0040cb75" officeooo:paragraph-rsid="004a319f" style:font-style-asian="italic" style:font-weight-asian="normal" style:font-style-complex="italic" style:font-weight-complex="normal"/>
    </style:style>
    <style:style style:name="P25" style:family="paragraph" style:parent-style-name="Preformatted_20_Text">
      <style:text-properties fo:font-style="italic" fo:font-weight="normal" officeooo:rsid="0040cb75" officeooo:paragraph-rsid="0040cb75" style:font-style-asian="italic" style:font-weight-asian="normal" style:font-style-complex="italic" style:font-weight-complex="normal"/>
    </style:style>
    <style:style style:name="P26" style:family="paragraph" style:parent-style-name="Preformatted_20_Text">
      <style:text-properties fo:font-style="normal" style:text-underline-style="none" style:font-style-asian="normal" style:font-style-complex="normal"/>
    </style:style>
    <style:style style:name="P27" style:family="paragraph" style:parent-style-name="Preformatted_20_Text">
      <style:text-properties fo:font-style="normal" style:text-underline-style="none" fo:font-weight="normal" officeooo:paragraph-rsid="0018f490" style:font-style-asian="normal" style:font-weight-asian="normal" style:font-style-complex="normal" style:font-weight-complex="normal"/>
    </style:style>
    <style:style style:name="P28" style:family="paragraph" style:parent-style-name="Preformatted_20_Text">
      <style:text-properties fo:font-style="normal" fo:font-weight="normal" officeooo:paragraph-rsid="001ef4fd" style:font-style-asian="normal" style:font-weight-asian="normal" style:font-style-complex="normal" style:font-weight-complex="normal"/>
    </style:style>
    <style:style style:name="P29" style:family="paragraph" style:parent-style-name="Preformatted_20_Text">
      <style:text-properties fo:font-style="normal" fo:font-weight="normal" officeooo:paragraph-rsid="00231663" style:font-style-asian="normal" style:font-weight-asian="normal" style:font-style-complex="normal" style:font-weight-complex="normal"/>
    </style:style>
    <style:style style:name="P30" style:family="paragraph" style:parent-style-name="Preformatted_20_Text">
      <style:text-properties fo:font-style="normal" fo:font-weight="normal" officeooo:paragraph-rsid="003baa02" style:font-style-asian="normal" style:font-weight-asian="normal" style:font-style-complex="normal" style:font-weight-complex="normal"/>
    </style:style>
    <style:style style:name="P31" style:family="paragraph" style:parent-style-name="Preformatted_20_Text">
      <style:text-properties fo:font-style="normal" fo:font-weight="normal" officeooo:rsid="001dbb2f" officeooo:paragraph-rsid="003baa02" style:font-style-asian="normal" style:font-weight-asian="normal" style:font-style-complex="normal" style:font-weight-complex="normal"/>
    </style:style>
    <style:style style:name="P32" style:family="paragraph" style:parent-style-name="Preformatted_20_Text">
      <style:text-properties fo:font-style="normal" fo:font-weight="normal" officeooo:rsid="001dbb2f" officeooo:paragraph-rsid="001ef4fd" style:font-style-asian="normal" style:font-weight-asian="normal" style:font-style-complex="normal" style:font-weight-complex="normal"/>
    </style:style>
    <style:style style:name="P33" style:family="paragraph" style:parent-style-name="Preformatted_20_Text">
      <style:text-properties fo:font-style="normal" fo:font-weight="normal" officeooo:rsid="00231663" officeooo:paragraph-rsid="00231663" style:font-style-asian="normal" style:font-weight-asian="normal" style:font-style-complex="normal" style:font-weight-complex="normal"/>
    </style:style>
    <style:style style:name="P34" style:family="paragraph" style:parent-style-name="Preformatted_20_Text">
      <style:text-properties fo:font-style="normal" fo:font-weight="normal" officeooo:rsid="00239cae" officeooo:paragraph-rsid="00239cae" style:font-style-asian="normal" style:font-weight-asian="normal" style:font-style-complex="normal" style:font-weight-complex="normal"/>
    </style:style>
    <style:style style:name="P35" style:family="paragraph" style:parent-style-name="Preformatted_20_Text">
      <style:text-properties fo:font-style="normal" officeooo:rsid="0026530b" officeooo:paragraph-rsid="0026530b" style:font-style-asian="normal" style:font-style-complex="normal"/>
    </style:style>
    <style:style style:name="P36" style:family="paragraph" style:parent-style-name="Preformatted_20_Text">
      <style:text-properties fo:font-style="normal" officeooo:rsid="002742f4" officeooo:paragraph-rsid="002742f4" style:font-style-asian="normal" style:font-style-complex="normal"/>
    </style:style>
    <style:style style:name="P37" style:family="paragraph" style:parent-style-name="Preformatted_20_Text">
      <style:text-properties fo:font-style="normal" officeooo:rsid="00292d0d" officeooo:paragraph-rsid="00305574" style:font-style-asian="normal" style:font-style-complex="normal"/>
    </style:style>
    <style:style style:name="P38" style:family="paragraph" style:parent-style-name="Preformatted_20_Text">
      <style:text-properties fo:font-style="normal" officeooo:rsid="0029b392" style:font-style-asian="normal" style:font-style-complex="normal"/>
    </style:style>
    <style:style style:name="P39" style:family="paragraph" style:parent-style-name="Preformatted_20_Text">
      <style:text-properties fo:font-style="normal" officeooo:rsid="002b5778" officeooo:paragraph-rsid="002b5778" style:font-style-asian="normal" style:font-style-complex="normal"/>
    </style:style>
    <style:style style:name="P40" style:family="paragraph" style:parent-style-name="Preformatted_20_Text">
      <style:text-properties fo:font-style="normal" officeooo:rsid="0003a39a" style:font-style-asian="normal" style:font-style-complex="normal"/>
    </style:style>
    <style:style style:name="P41" style:family="paragraph" style:parent-style-name="Preformatted_20_Text">
      <style:text-properties fo:font-style="normal" style:text-underline-style="solid" style:text-underline-width="auto" style:text-underline-color="font-color" fo:font-weight="normal" officeooo:rsid="0018f490" officeooo:paragraph-rsid="0018f490" style:font-style-asian="normal" style:font-weight-asian="normal" style:font-style-complex="normal" style:font-weight-complex="normal"/>
    </style:style>
    <style:style style:name="P42" style:family="paragraph" style:parent-style-name="Preformatted_20_Text">
      <style:text-properties officeooo:paragraph-rsid="000737f7"/>
    </style:style>
    <style:style style:name="P43" style:family="paragraph" style:parent-style-name="Preformatted_20_Text">
      <style:text-properties officeooo:paragraph-rsid="002b5778"/>
    </style:style>
    <style:style style:name="P44" style:family="paragraph" style:parent-style-name="Preformatted_20_Text">
      <style:text-properties officeooo:paragraph-rsid="00385b81"/>
    </style:style>
    <style:style style:name="P45" style:family="paragraph" style:parent-style-name="Preformatted_20_Text">
      <style:text-properties officeooo:rsid="0035fc03"/>
    </style:style>
    <style:style style:name="P46" style:family="paragraph" style:parent-style-name="Preformatted_20_Text">
      <style:text-properties officeooo:rsid="0004ddc0" officeooo:paragraph-rsid="0004ddc0"/>
    </style:style>
    <style:style style:name="P47" style:family="paragraph" style:parent-style-name="Preformatted_20_Text">
      <style:text-properties officeooo:rsid="0004ddc0" officeooo:paragraph-rsid="000737f7"/>
    </style:style>
    <style:style style:name="P48" style:family="paragraph" style:parent-style-name="Preformatted_20_Text">
      <style:text-properties officeooo:rsid="000e438f" officeooo:paragraph-rsid="000e438f"/>
    </style:style>
    <style:style style:name="P49" style:family="paragraph" style:parent-style-name="Preformatted_20_Text">
      <style:text-properties officeooo:rsid="000e438f" officeooo:paragraph-rsid="001109d3"/>
    </style:style>
    <style:style style:name="P50" style:family="paragraph" style:parent-style-name="Preformatted_20_Text">
      <style:text-properties officeooo:rsid="000654da" officeooo:paragraph-rsid="000737f7"/>
    </style:style>
    <style:style style:name="P51" style:family="paragraph" style:parent-style-name="Preformatted_20_Text">
      <style:text-properties officeooo:rsid="000bc75b" officeooo:paragraph-rsid="000bc75b"/>
    </style:style>
    <style:style style:name="P52" style:family="paragraph" style:parent-style-name="Preformatted_20_Text">
      <style:text-properties officeooo:rsid="00138d22" officeooo:paragraph-rsid="001521fb"/>
    </style:style>
    <style:style style:name="P53" style:family="paragraph" style:parent-style-name="Preformatted_20_Text">
      <style:text-properties officeooo:paragraph-rsid="000bc75b"/>
    </style:style>
    <style:style style:name="P54" style:family="paragraph" style:parent-style-name="Preformatted_20_Text">
      <style:text-properties officeooo:paragraph-rsid="0051a1e9"/>
    </style:style>
    <style:style style:name="P55" style:family="paragraph" style:parent-style-name="Preformatted_20_Text">
      <style:text-properties fo:font-style="italic" style:font-style-asian="italic" style:font-style-complex="italic"/>
    </style:style>
    <style:style style:name="P56" style:family="paragraph" style:parent-style-name="Preformatted_20_Text">
      <style:text-properties fo:font-style="italic" fo:font-weight="normal" officeooo:paragraph-rsid="005878b9" style:font-style-asian="italic" style:font-weight-asian="normal" style:font-style-complex="italic" style:font-weight-complex="normal"/>
    </style:style>
    <style:style style:name="P57" style:family="paragraph" style:parent-style-name="Preformatted_20_Text">
      <style:text-properties fo:font-style="italic" fo:font-weight="normal" officeooo:paragraph-rsid="005cfd9a" style:font-style-asian="italic" style:font-weight-asian="normal" style:font-style-complex="italic" style:font-weight-complex="normal"/>
    </style:style>
    <style:style style:name="P58" style:family="paragraph" style:parent-style-name="Preformatted_20_Text">
      <style:text-properties fo:font-style="italic" fo:font-weight="normal" officeooo:paragraph-rsid="005f4c04" style:font-style-asian="italic" style:font-weight-asian="normal" style:font-style-complex="italic" style:font-weight-complex="normal"/>
    </style:style>
    <style:style style:name="P59" style:family="paragraph" style:parent-style-name="Preformatted_20_Text">
      <style:text-properties fo:font-style="italic" fo:font-weight="normal" officeooo:paragraph-rsid="0068c01b" style:font-style-asian="italic" style:font-weight-asian="normal" style:font-style-complex="italic" style:font-weight-complex="normal"/>
    </style:style>
    <style:style style:name="P60" style:family="paragraph" style:parent-style-name="Preformatted_20_Text">
      <style:text-properties fo:font-weight="bold" officeooo:rsid="004f9a2b" officeooo:paragraph-rsid="004f9a2b" style:font-weight-asian="bold" style:font-weight-complex="bold"/>
    </style:style>
    <style:style style:name="P61" style:family="paragraph" style:parent-style-name="Preformatted_20_Text">
      <style:text-properties fo:font-weight="bold" officeooo:rsid="005230fa" officeooo:paragraph-rsid="005230fa" style:font-weight-asian="bold" style:font-weight-complex="bold"/>
    </style:style>
    <style:style style:name="P62" style:family="paragraph" style:parent-style-name="Preformatted_20_Text">
      <style:text-properties fo:font-weight="bold" officeooo:paragraph-rsid="0055e573" style:font-weight-asian="bold" style:font-weight-complex="bold"/>
    </style:style>
    <style:style style:name="P63" style:family="paragraph" style:parent-style-name="Preformatted_20_Text">
      <style:text-properties fo:font-weight="bold" officeooo:paragraph-rsid="00722095" style:font-weight-asian="bold" style:font-weight-complex="bold"/>
    </style:style>
    <style:style style:name="P64" style:family="paragraph" style:parent-style-name="Preformatted_20_Text">
      <style:text-properties fo:font-weight="normal" officeooo:rsid="004f9a2b" officeooo:paragraph-rsid="004f9a2b" style:font-weight-asian="normal" style:font-weight-complex="normal"/>
    </style:style>
    <style:style style:name="P65" style:family="paragraph" style:parent-style-name="Preformatted_20_Text">
      <style:text-properties fo:font-weight="normal" officeooo:rsid="00517d35" officeooo:paragraph-rsid="00517d35" style:font-weight-asian="normal" style:font-weight-complex="normal"/>
    </style:style>
    <style:style style:name="P66" style:family="paragraph" style:parent-style-name="Preformatted_20_Text">
      <style:text-properties fo:font-weight="normal" officeooo:rsid="005230fa" officeooo:paragraph-rsid="005230fa" style:font-weight-asian="normal" style:font-weight-complex="normal"/>
    </style:style>
    <style:style style:name="P67" style:family="paragraph" style:parent-style-name="Preformatted_20_Text">
      <style:text-properties fo:font-weight="normal" officeooo:paragraph-rsid="0053e84c" style:font-weight-asian="normal" style:font-weight-complex="normal"/>
    </style:style>
    <style:style style:name="P68" style:family="paragraph" style:parent-style-name="Preformatted_20_Text">
      <style:text-properties fo:font-weight="normal" officeooo:paragraph-rsid="0056881a" style:font-weight-asian="normal" style:font-weight-complex="normal"/>
    </style:style>
    <style:style style:name="P69" style:family="paragraph" style:parent-style-name="Preformatted_20_Text">
      <style:text-properties fo:font-weight="normal" officeooo:paragraph-rsid="005878b9" style:font-weight-asian="normal" style:font-weight-complex="normal"/>
    </style:style>
    <style:style style:name="P70" style:family="paragraph" style:parent-style-name="Preformatted_20_Text">
      <style:text-properties fo:font-weight="normal" officeooo:paragraph-rsid="0059ae34" style:font-weight-asian="normal" style:font-weight-complex="normal"/>
    </style:style>
    <style:style style:name="P71" style:family="paragraph" style:parent-style-name="Preformatted_20_Text">
      <style:text-properties fo:font-weight="normal" officeooo:paragraph-rsid="00732e3e" style:font-weight-asian="normal" style:font-weight-complex="normal"/>
    </style:style>
    <style:style style:name="P72" style:family="paragraph" style:parent-style-name="Preformatted_20_Text">
      <style:text-properties fo:font-weight="normal" officeooo:paragraph-rsid="0074cc62" style:font-weight-asian="normal" style:font-weight-complex="normal"/>
    </style:style>
    <style:style style:name="P73" style:family="paragraph" style:parent-style-name="Preformatted_20_Text">
      <style:text-properties fo:font-weight="normal" officeooo:paragraph-rsid="0074d72c" style:font-weight-asian="normal" style:font-weight-complex="normal"/>
    </style:style>
    <style:style style:name="P74" style:family="paragraph" style:parent-style-name="Preformatted_20_Text">
      <style:text-properties fo:font-weight="normal" officeooo:paragraph-rsid="0076b565" style:font-weight-asian="normal" style:font-weight-complex="normal"/>
    </style:style>
    <style:style style:name="P75" style:family="paragraph" style:parent-style-name="Preformatted_20_Text">
      <style:text-properties fo:font-weight="normal" officeooo:paragraph-rsid="007872e4" style:font-weight-asian="normal" style:font-weight-complex="normal"/>
    </style:style>
    <style:style style:name="P76" style:family="paragraph" style:parent-style-name="Preformatted_20_Text">
      <style:text-properties fo:font-weight="normal" officeooo:paragraph-rsid="007965e4" style:font-weight-asian="normal" style:font-weight-complex="normal"/>
    </style:style>
    <style:style style:name="P77" style:family="paragraph" style:parent-style-name="Preformatted_20_Text">
      <style:text-properties fo:font-weight="normal" officeooo:paragraph-rsid="007ad1bc" style:font-weight-asian="normal" style:font-weight-complex="normal"/>
    </style:style>
    <style:style style:name="P78" style:family="paragraph" style:parent-style-name="Preformatted_20_Text">
      <style:text-properties fo:font-weight="normal" officeooo:paragraph-rsid="007c4a06" style:font-weight-asian="normal" style:font-weight-complex="normal"/>
    </style:style>
    <style:style style:name="P79" style:family="paragraph" style:parent-style-name="Preformatted_20_Text">
      <style:text-properties fo:font-weight="normal" officeooo:paragraph-rsid="007f0995" style:font-weight-asian="normal" style:font-weight-complex="normal"/>
    </style:style>
    <style:style style:name="P80" style:family="paragraph" style:parent-style-name="Preformatted_20_Text">
      <style:text-properties fo:font-weight="normal" officeooo:paragraph-rsid="00800605" style:font-weight-asian="normal" style:font-weight-complex="normal"/>
    </style:style>
    <style:style style:name="P81" style:family="paragraph" style:parent-style-name="Preformatted_20_Text">
      <style:text-properties fo:font-weight="normal" officeooo:paragraph-rsid="0083b680" style:font-weight-asian="normal" style:font-weight-complex="normal"/>
    </style:style>
    <style:style style:name="P82" style:family="paragraph" style:parent-style-name="Preformatted_20_Text">
      <style:text-properties fo:font-weight="normal" officeooo:paragraph-rsid="0086ef53" style:font-weight-asian="normal" style:font-weight-complex="normal"/>
    </style:style>
    <style:style style:name="P83" style:family="paragraph" style:parent-style-name="Preformatted_20_Text">
      <style:text-properties fo:font-style="normal" fo:font-weight="normal" officeooo:paragraph-rsid="006061e5" style:font-style-asian="normal" style:font-weight-asian="normal" style:font-style-complex="normal" style:font-weight-complex="normal"/>
    </style:style>
    <style:style style:name="P84" style:family="paragraph" style:parent-style-name="Preformatted_20_Text">
      <style:text-properties fo:font-style="normal" fo:font-weight="normal" officeooo:paragraph-rsid="0062e185" style:font-style-asian="normal" style:font-weight-asian="normal" style:font-style-complex="normal" style:font-weight-complex="normal"/>
    </style:style>
    <style:style style:name="P85" style:family="paragraph" style:parent-style-name="Preformatted_20_Text">
      <style:text-properties fo:font-style="normal" fo:font-weight="normal" officeooo:paragraph-rsid="006582d4" style:font-style-asian="normal" style:font-weight-asian="normal" style:font-style-complex="normal" style:font-weight-complex="normal"/>
    </style:style>
    <style:style style:name="P86" style:family="paragraph" style:parent-style-name="Preformatted_20_Text">
      <style:text-properties fo:font-style="normal" fo:font-weight="normal" officeooo:paragraph-rsid="0068c01b" style:font-style-asian="normal" style:font-weight-asian="normal" style:font-style-complex="normal" style:font-weight-complex="normal"/>
    </style:style>
    <style:style style:name="P87" style:family="paragraph" style:parent-style-name="Preformatted_20_Text">
      <style:text-properties style:text-underline-style="solid" style:text-underline-width="auto" style:text-underline-color="font-color" fo:font-weight="normal" officeooo:paragraph-rsid="006a5b01" style:font-weight-asian="normal" style:font-weight-complex="normal"/>
    </style:style>
    <style:style style:name="P88" style:family="paragraph" style:parent-style-name="Preformatted_20_Text">
      <style:text-properties style:text-underline-style="none" fo:font-weight="normal" officeooo:paragraph-rsid="006a5b01" style:font-weight-asian="normal" style:font-weight-complex="normal"/>
    </style:style>
    <style:style style:name="P89" style:family="paragraph" style:parent-style-name="Preformatted_20_Text">
      <style:text-properties style:text-underline-style="none" fo:font-weight="normal" officeooo:paragraph-rsid="006dd831" style:font-weight-asian="normal" style:font-weight-complex="normal"/>
    </style:style>
    <style:style style:name="P90" style:family="paragraph" style:parent-style-name="Preformatted_20_Text">
      <style:text-properties style:text-underline-style="none" fo:font-weight="normal" officeooo:paragraph-rsid="0071278f"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85b81"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3a39a" style:font-style-asian="italic" style:font-style-complex="italic"/>
    </style:style>
    <style:style style:name="T5" style:family="text">
      <style:text-properties fo:font-style="italic" officeooo:rsid="0019178a" style:font-style-asian="italic" style:font-style-complex="italic"/>
    </style:style>
    <style:style style:name="T6" style:family="text">
      <style:text-properties fo:font-style="italic" officeooo:rsid="001a5b28" style:font-style-asian="italic" style:font-style-complex="italic"/>
    </style:style>
    <style:style style:name="T7" style:family="text">
      <style:text-properties fo:font-style="italic" officeooo:rsid="001dbb2f" style:font-style-asian="italic" style:font-style-complex="italic"/>
    </style:style>
    <style:style style:name="T8" style:family="text">
      <style:text-properties fo:font-style="italic" officeooo:rsid="001ef4fd" style:font-style-asian="italic" style:font-style-complex="italic"/>
    </style:style>
    <style:style style:name="T9" style:family="text">
      <style:text-properties fo:font-style="italic" officeooo:rsid="0024963d" style:font-style-asian="italic" style:font-style-complex="italic"/>
    </style:style>
    <style:style style:name="T10" style:family="text">
      <style:text-properties fo:font-style="italic" officeooo:rsid="0029b392" style:font-style-asian="italic" style:font-style-complex="italic"/>
    </style:style>
    <style:style style:name="T11" style:family="text">
      <style:text-properties fo:font-style="italic" officeooo:rsid="002b5778" style:font-style-asian="italic" style:font-style-complex="italic"/>
    </style:style>
    <style:style style:name="T12" style:family="text">
      <style:text-properties fo:font-style="italic" officeooo:rsid="002d828d" style:font-style-asian="italic" style:font-style-complex="italic"/>
    </style:style>
    <style:style style:name="T13" style:family="text">
      <style:text-properties fo:font-style="italic" officeooo:rsid="00385b81" style:font-style-asian="italic" style:font-style-complex="italic"/>
    </style:style>
    <style:style style:name="T14" style:family="text">
      <style:text-properties fo:font-style="italic" officeooo:rsid="0039323b" style:font-style-asian="italic" style:font-style-complex="italic"/>
    </style:style>
    <style:style style:name="T15" style:family="text">
      <style:text-properties fo:font-style="italic" officeooo:rsid="0040cb75" style:font-style-asian="italic" style:font-style-complex="italic"/>
    </style:style>
    <style:style style:name="T16" style:family="text">
      <style:text-properties fo:font-style="italic" officeooo:rsid="0051a1e9" style:font-style-asian="italic" style:font-style-complex="italic"/>
    </style:style>
    <style:style style:name="T17" style:family="text">
      <style:text-properties fo:font-style="italic" officeooo:rsid="005230fa" style:font-style-asian="italic" style:font-style-complex="italic"/>
    </style:style>
    <style:style style:name="T18" style:family="text">
      <style:text-properties fo:font-style="italic" officeooo:rsid="005878b9"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03a39a" style:font-style-asian="normal" style:font-style-complex="normal"/>
    </style:style>
    <style:style style:name="T22" style:family="text">
      <style:text-properties fo:font-style="normal" officeooo:rsid="001a999d" style:font-style-asian="normal" style:font-style-complex="normal"/>
    </style:style>
    <style:style style:name="T23" style:family="text">
      <style:text-properties fo:font-style="normal" officeooo:rsid="0024963d" style:font-style-asian="normal" style:font-style-complex="normal"/>
    </style:style>
    <style:style style:name="T24" style:family="text">
      <style:text-properties fo:font-style="normal" officeooo:rsid="0026119b" style:font-style-asian="normal" style:font-style-complex="normal"/>
    </style:style>
    <style:style style:name="T25" style:family="text">
      <style:text-properties fo:font-style="normal" officeooo:rsid="0026530b" style:font-style-asian="normal" style:font-style-complex="normal"/>
    </style:style>
    <style:style style:name="T26" style:family="text">
      <style:text-properties fo:font-style="normal" officeooo:rsid="00292d0d" style:font-style-asian="normal" style:font-style-complex="normal"/>
    </style:style>
    <style:style style:name="T27" style:family="text">
      <style:text-properties fo:font-style="normal" officeooo:rsid="0029b392" style:font-style-asian="normal" style:font-style-complex="normal"/>
    </style:style>
    <style:style style:name="T28" style:family="text">
      <style:text-properties fo:font-style="normal" officeooo:rsid="002b5778" style:font-style-asian="normal" style:font-style-complex="normal"/>
    </style:style>
    <style:style style:name="T29" style:family="text">
      <style:text-properties fo:font-style="normal" officeooo:rsid="002d828d" style:font-style-asian="normal" style:font-style-complex="normal"/>
    </style:style>
    <style:style style:name="T30" style:family="text">
      <style:text-properties fo:font-style="normal" officeooo:rsid="002db904" style:font-style-asian="normal" style:font-style-complex="normal"/>
    </style:style>
    <style:style style:name="T31" style:family="text">
      <style:text-properties fo:font-style="normal" officeooo:rsid="0032779f" style:font-style-asian="normal" style:font-style-complex="normal"/>
    </style:style>
    <style:style style:name="T32" style:family="text">
      <style:text-properties fo:font-style="normal" officeooo:rsid="00328868" style:font-style-asian="normal" style:font-style-complex="normal"/>
    </style:style>
    <style:style style:name="T33" style:family="text">
      <style:text-properties fo:font-style="normal" officeooo:rsid="003e144a" style:font-style-asian="normal" style:font-style-complex="normal"/>
    </style:style>
    <style:style style:name="T34" style:family="text">
      <style:text-properties fo:font-style="normal" officeooo:rsid="005f4c04" style:font-style-asian="normal" style:font-style-complex="normal"/>
    </style:style>
    <style:style style:name="T35" style:family="text">
      <style:text-properties fo:font-style="normal" officeooo:rsid="00688999"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fo:font-style="normal" fo:font-weight="bold" officeooo:rsid="001a999d" style:font-style-asian="normal" style:font-weight-asian="bold" style:font-style-complex="normal" style:font-weight-complex="bold"/>
    </style:style>
    <style:style style:name="T38" style:family="text">
      <style:text-properties fo:font-style="normal" fo:font-weight="bold" officeooo:rsid="00328868" style:font-style-asian="normal" style:font-weight-asian="bold" style:font-style-complex="normal" style:font-weight-complex="bold"/>
    </style:style>
    <style:style style:name="T39" style:family="text">
      <style:text-properties fo:font-style="normal" fo:font-weight="normal" officeooo:rsid="001a999d" style:font-style-asian="normal" style:font-weight-asian="normal" style:font-style-complex="normal" style:font-weight-complex="normal"/>
    </style:style>
    <style:style style:name="T40" style:family="text">
      <style:text-properties fo:font-style="normal" fo:font-weight="normal" officeooo:rsid="00328868" style:font-style-asian="normal" style:font-weight-asian="normal" style:font-style-complex="normal" style:font-weight-complex="normal"/>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53e84c"/>
    </style:style>
    <style:style style:name="T43" style:family="text">
      <style:text-properties style:text-underline-style="none"/>
    </style:style>
    <style:style style:name="T44" style:family="text">
      <style:text-properties officeooo:rsid="000bc75b"/>
    </style:style>
    <style:style style:name="T45" style:family="text">
      <style:text-properties officeooo:rsid="000cd1b7"/>
    </style:style>
    <style:style style:name="T46" style:family="text">
      <style:text-properties officeooo:rsid="0018fc57"/>
    </style:style>
    <style:style style:name="T47" style:family="text">
      <style:text-properties fo:font-weight="normal" officeooo:rsid="001a999d" style:font-weight-asian="normal" style:font-weight-complex="normal"/>
    </style:style>
    <style:style style:name="T48" style:family="text">
      <style:text-properties officeooo:rsid="001dbb2f"/>
    </style:style>
    <style:style style:name="T49" style:family="text">
      <style:text-properties officeooo:rsid="001ef4fd"/>
    </style:style>
    <style:style style:name="T50" style:family="text">
      <style:text-properties officeooo:rsid="002243f8"/>
    </style:style>
    <style:style style:name="T51" style:family="text">
      <style:text-properties officeooo:rsid="00231663"/>
    </style:style>
    <style:style style:name="T52" style:family="text">
      <style:text-properties officeooo:rsid="0024963d"/>
    </style:style>
    <style:style style:name="T53" style:family="text">
      <style:text-properties officeooo:rsid="0026530b"/>
    </style:style>
    <style:style style:name="T54" style:family="text">
      <style:text-properties officeooo:rsid="00292d0d"/>
    </style:style>
    <style:style style:name="T55" style:family="text">
      <style:text-properties officeooo:rsid="0036da34"/>
    </style:style>
    <style:style style:name="T56" style:family="text">
      <style:text-properties officeooo:rsid="00385b81"/>
    </style:style>
    <style:style style:name="T57" style:family="text">
      <style:text-properties officeooo:rsid="003af833"/>
    </style:style>
    <style:style style:name="T58" style:family="text">
      <style:text-properties officeooo:rsid="003baa02"/>
    </style:style>
    <style:style style:name="T59" style:family="text">
      <style:text-properties officeooo:rsid="0040cb75"/>
    </style:style>
    <style:style style:name="T60" style:family="text">
      <style:text-properties officeooo:rsid="00414e11"/>
    </style:style>
    <style:style style:name="T61" style:family="text">
      <style:text-properties officeooo:rsid="0046e774"/>
    </style:style>
    <style:style style:name="T62" style:family="text">
      <style:text-properties officeooo:rsid="004a319f"/>
    </style:style>
    <style:style style:name="T63" style:family="text">
      <style:text-properties officeooo:rsid="004d7a6e"/>
    </style:style>
    <style:style style:name="T64" style:family="text">
      <style:text-properties officeooo:rsid="0051a1e9"/>
    </style:style>
    <style:style style:name="T65" style:family="text">
      <style:text-properties officeooo:rsid="005230fa"/>
    </style:style>
    <style:style style:name="T66" style:family="text">
      <style:text-properties officeooo:rsid="0053e84c"/>
    </style:style>
    <style:style style:name="T67" style:family="text">
      <style:text-properties officeooo:rsid="0055e573"/>
    </style:style>
    <style:style style:name="T68" style:family="text">
      <style:text-properties officeooo:rsid="0056881a"/>
    </style:style>
    <style:style style:name="T69" style:family="text">
      <style:text-properties officeooo:rsid="005878b9"/>
    </style:style>
    <style:style style:name="T70" style:family="text">
      <style:text-properties officeooo:rsid="005cfd9a"/>
    </style:style>
    <style:style style:name="T71" style:family="text">
      <style:text-properties officeooo:rsid="005f4c04"/>
    </style:style>
    <style:style style:name="T72" style:family="text">
      <style:text-properties officeooo:rsid="006061e5"/>
    </style:style>
    <style:style style:name="T73" style:family="text">
      <style:text-properties officeooo:rsid="00611642"/>
    </style:style>
    <style:style style:name="T74" style:family="text">
      <style:text-properties officeooo:rsid="0062246e"/>
    </style:style>
    <style:style style:name="T75" style:family="text">
      <style:text-properties officeooo:rsid="0062e185"/>
    </style:style>
    <style:style style:name="T76" style:family="text">
      <style:text-properties officeooo:rsid="00640db2"/>
    </style:style>
    <style:style style:name="T77" style:family="text">
      <style:text-properties officeooo:rsid="006582d4"/>
    </style:style>
    <style:style style:name="T78" style:family="text">
      <style:text-properties officeooo:rsid="00663ae8"/>
    </style:style>
    <style:style style:name="T79" style:family="text">
      <style:text-properties officeooo:rsid="0068c01b"/>
    </style:style>
    <style:style style:name="T80" style:family="text">
      <style:text-properties officeooo:rsid="006a5b01"/>
    </style:style>
    <style:style style:name="T81" style:family="text">
      <style:text-properties officeooo:rsid="006be499"/>
    </style:style>
    <style:style style:name="T82" style:family="text">
      <style:text-properties officeooo:rsid="006dd831"/>
    </style:style>
    <style:style style:name="T83" style:family="text">
      <style:text-properties officeooo:rsid="006eb7ec"/>
    </style:style>
    <style:style style:name="T84" style:family="text">
      <style:text-properties officeooo:rsid="00702d27"/>
    </style:style>
    <style:style style:name="T85" style:family="text">
      <style:text-properties officeooo:rsid="0071278f"/>
    </style:style>
    <style:style style:name="T86" style:family="text">
      <style:text-properties officeooo:rsid="0071defd"/>
    </style:style>
    <style:style style:name="T87" style:family="text">
      <style:text-properties officeooo:rsid="00722095"/>
    </style:style>
    <style:style style:name="T88" style:family="text">
      <style:text-properties officeooo:rsid="00732e3e"/>
    </style:style>
    <style:style style:name="T89" style:family="text">
      <style:text-properties officeooo:rsid="0074cc62"/>
    </style:style>
    <style:style style:name="T90" style:family="text">
      <style:text-properties officeooo:rsid="0074d72c"/>
    </style:style>
    <style:style style:name="T91" style:family="text">
      <style:text-properties officeooo:rsid="0076b565"/>
    </style:style>
    <style:style style:name="T92" style:family="text">
      <style:text-properties officeooo:rsid="007872e4"/>
    </style:style>
    <style:style style:name="T93" style:family="text">
      <style:text-properties officeooo:rsid="007ad1bc"/>
    </style:style>
    <style:style style:name="T94" style:family="text">
      <style:text-properties officeooo:rsid="007c3388"/>
    </style:style>
    <style:style style:name="T95" style:family="text">
      <style:text-properties officeooo:rsid="007c4a06"/>
    </style:style>
    <style:style style:name="T96" style:family="text">
      <style:text-properties officeooo:rsid="007d9720"/>
    </style:style>
    <style:style style:name="T97" style:family="text">
      <style:text-properties officeooo:rsid="007e1c4b"/>
    </style:style>
    <style:style style:name="T98" style:family="text">
      <style:text-properties officeooo:rsid="007f0995"/>
    </style:style>
    <style:style style:name="T99" style:family="text">
      <style:text-properties officeooo:rsid="007f898e"/>
    </style:style>
    <style:style style:name="T100" style:family="text">
      <style:text-properties officeooo:rsid="00800605"/>
    </style:style>
    <style:style style:name="T101" style:family="text">
      <style:text-properties officeooo:rsid="0083b680"/>
    </style:style>
    <style:style style:name="T102" style:family="text">
      <style:text-properties officeooo:rsid="0085b125"/>
    </style:style>
    <style:style style:name="T103" style:family="text">
      <style:text-properties officeooo:rsid="0086ef53"/>
    </style:style>
    <style:style style:name="T104" style:family="text">
      <style:text-properties officeooo:rsid="00884a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ome standard commands executed every time the interpreter is started:</text:p>
      <text:p text:style-name="Preformatted_20_Text"><text:tab/>setting an environment variable named PYTHONSTARTUP to the name of a file containing your start-up commands.</text:p>
      <text:p text:style-name="Preformatted_20_Text"/>
      <text:p text:style-name="Preformatted_20_Text">In interactive mode, the last printed expression is assigned to the variable _</text:p>
      <text:p text:style-name="Preformatted_20_Text"/>
      <text:p text:style-name="Preformatted_20_Text"/>
      <text:p text:style-name="P3">Python objects</text:p>
      <text:p text:style-name="P3"/>
      <text:p text:style-name="P8">Every object has:</text:p>
      <text:p text:style-name="P7"><text:span text:style-name="T52">* id (returned by </text:span><text:span text:style-name="T9">id()</text:span><text:span text:style-name="T23">)</text:span></text:p>
      <text:p text:style-name="P7"><text:span text:style-name="T23">* </text:span><text:span text:style-name="T24">some </text:span><text:span text:style-name="T23">content</text:span></text:p>
      <text:p text:style-name="P7"><text:span text:style-name="T23">* type (returned by </text:span><text:span text:style-name="T9">type())</text:span></text:p>
      <text:p text:style-name="Preformatted_20_Text"/>
      <text:p text:style-name="P15"><text:span text:style-name="T53">id </text:span><text:span text:style-name="T25">and </text:span><text:span text:style-name="T53">type </text:span><text:span text:style-name="T25">cannot be changed</text:span></text:p>
      <text:p text:style-name="P35"/>
      <text:p text:style-name="P36">Objects may also have:</text:p>
      <text:p text:style-name="P36">* zero or more methods</text:p>
      <text:p text:style-name="P36">* zero or more names</text:p>
      <text:p text:style-name="P36"/>
      <text:p text:style-name="P16"><text:span text:style-name="T54"><text:tab/>name = 10</text:span><text:span text:style-name="T26"> ---&gt; you're adding name “name” to local namespace and making it <text:tab/><text:tab/><text:tab/><text:tab/><text:tab/>refer to an integer object containing the value 10</text:span></text:p>
      <text:p text:style-name="P37"><text:s/></text:p>
      <text:p text:style-name="Preformatted_20_Text"><text:tab/><text:span text:style-name="T10">name = 10<text:tab/></text:span><text:span text:style-name="T27">---&gt; adding “name” to local namespace </text:span><text:span text:style-name="T31">etc.</text:span></text:p>
      <text:p text:style-name="Preformatted_20_Text"><text:span text:style-name="T10"><text:tab/>name = 20</text:span><text:span text:style-name="T27"><text:tab/>---&gt; replacing the name </text:span><text:span text:style-name="T33">(different id)</text:span><text:span text:style-name="T27">, making it point to <text:tab/><text:tab/><text:tab/><text:tab/><text:tab/>another object</text:span></text:p>
      <text:p text:style-name="P38"/>
      <text:p text:style-name="P39">In contrast:</text:p>
      <text:p text:style-name="P43"><text:span text:style-name="T28"><text:tab/></text:span><text:span text:style-name="T11">name = []<text:tab/><text:tab/></text:span><text:span text:style-name="T12">---&gt; </text:span><text:span text:style-name="T29">add “name” to local namespace, </text:span><text:span text:style-name="T30">making it refer to an <text:tab/><text:tab/><text:tab/><text:tab/><text:tab/><text:tab/>empty list</text:span></text:p>
      <text:p text:style-name="P43"><text:span text:style-name="T11"><text:tab/>name.append(10) </text:span><text:span text:style-name="T29">---&gt; </text:span><text:span text:style-name="T32">modify the content of the list object, </text:span><text:span text:style-name="T38">without <text:tab/><text:tab/><text:tab/><text:tab/><text:tab/><text:tab/><text:tab/></text:span><text:span text:style-name="T40">modifying the namespace</text:span></text:p>
      <text:p text:style-name="P17"/>
      <text:p text:style-name="P17"/>
      <text:p text:style-name="P17"/>
      <text:p text:style-name="P17"/>
      <text:p text:style-name="Preformatted_20_Text"/>
      <text:p text:style-name="P14"/>
      <text:p text:style-name="P4">Variables</text:p>
      <text:p text:style-name="P4"/>
      <text:p text:style-name="P23">a = 1</text:p>
      <text:p text:style-name="P23">a = 2</text:p>
      <text:p text:style-name="P23"/>
      <text:p text:style-name="P28"><text:span text:style-name="T49">C: </text:span><text:span text:style-name="T7">a</text:span><text:span text:style-name="T48"> is a memory location that stores the value 1, then is updated to store the value 2. </text:span></text:p>
      <text:p text:style-name="P30"><text:span text:style-name="T8">Python</text:span><text:span text:style-name="T49">: </text:span><text:span text:style-name="T7">a</text:span><text:span text:style-name="T48"> starts as a reference to an object with the value 1, then gets reassigned as a reference to an object with the value 2</text:span></text:p>
      <text:p text:style-name="P31"/>
      <text:p text:style-name="P30"><text:span text:style-name="T58">V</text:span><text:span text:style-name="T57">ariables [names] are not objects; they cannot be denoted by other variables or referred to by objects.</text:span></text:p>
      <text:p text:style-name="P32"/>
      <text:p text:style-name="P29"><text:span text:style-name="T50">When you call a function with a parameter, a new reference is created that refers to the object passed in. </text:span><text:span text:style-name="T51">The only way around this is to pass a mutable object. Because both references refer to the same object, any changes to the object are reflected in both places.</text:span></text:p>
      <text:p text:style-name="P33"/>
      <text:p text:style-name="P34">Python’s model is neither “call by value” nor “call by reference”. The most accurate description is CLU’s “call by object” or “call by sharing“. Or, if you <text:soft-page-break/>prefer, “call by object reference“.</text:p>
      <text:p text:style-name="P2"/>
      <text:p text:style-name="P1">Strings</text:p>
      <text:p text:style-name="Preformatted_20_Text">- Unlike a C string, Python strings cannot be changed. Assigning to an indexed position in the string results in an error:</text:p>
      <text:p text:style-name="Preformatted_20_Text"><text:tab/><text:span text:style-name="T4">s[i] = 'd'</text:span><text:span text:style-name="T21"> ---&gt; error</text:span></text:p>
      <text:p text:style-name="P40"/>
      <text:p text:style-name="Preformatted_20_Text">- s[:i] + s[i:] equals s.</text:p>
      <text:p text:style-name="Preformatted_20_Text">- Indices may be negative numbers, to start counting from the right</text:p>
      <text:p text:style-name="Preformatted_20_Text"/>
      <text:p text:style-name="P1">Lists</text:p>
      <text:p text:style-name="Preformatted_20_Text">- compound data type</text:p>
      <text:p text:style-name="Preformatted_20_Text"/>
      <text:p text:style-name="Preformatted_20_Text">multiple assignment:</text:p>
      <text:p text:style-name="Preformatted_20_Text">a,b = 0,1</text:p>
      <text:p text:style-name="Preformatted_20_Text"><text:tab/>the variables a and b simultaneously get the new values 0 and 1</text:p>
      <text:p text:style-name="Preformatted_20_Text">a,b = b,a</text:p>
      <text:p text:style-name="Preformatted_20_Text">- the right-hand side are all evaluated first before any of the assignments take place</text:p>
      <text:p text:style-name="Preformatted_20_Text">- from left to right</text:p>
      <text:p text:style-name="Preformatted_20_Text"/>
      <text:p text:style-name="Preformatted_20_Text"/>
      <text:p text:style-name="Preformatted_20_Text">It is not safe to modify the sequence being iterated over in the loop</text:p>
      <text:p text:style-name="Preformatted_20_Text">If you need to modify the list you are iterating over (for example, to duplicate selected items) you must iterate over a copy.</text:p>
      <text:p text:style-name="Preformatted_20_Text"/>
      <text:p text:style-name="Preformatted_20_Text"/>
      <text:p text:style-name="Preformatted_20_Text">The <text:span text:style-name="T1">pass</text:span> statement does nothing. It can be used when a statement is required syntactically but the program requires no action.</text:p>
      <text:p text:style-name="Preformatted_20_Text"/>
      <text:p text:style-name="Preformatted_20_Text"/>
      <text:p text:style-name="P1">Functions</text:p>
      <text:p text:style-name="Preformatted_20_Text">- The keyword <text:span text:style-name="T3">def</text:span> introduces a function definition</text:p>
      <text:p text:style-name="P45"/>
      <text:p text:style-name="P44"><text:span text:style-name="T56"><text:s/>"Arguments are passed by </text:span><text:span text:style-name="T13">call-by-sharing</text:span><text:span text:style-name="T56">, similar to </text:span><text:span text:style-name="T14">c</text:span><text:span text:style-name="T13">all-by-value</text:span><text:span text:style-name="T56">, except that the </text:span><text:span text:style-name="T2">arguments are objects</text:span><text:span text:style-name="T56"> and can be changed only if they are mutable."</text:span></text:p>
      <text:p text:style-name="P45"/>
      <text:p text:style-name="P45"/>
      <text:p text:style-name="Preformatted_20_Text">A method is a function that ‘belongs’ to an object</text:p>
      <text:p text:style-name="Preformatted_20_Text"/>
      <text:p text:style-name="Preformatted_20_Text"/>
      <text:p text:style-name="P14">Default Argument Values</text:p>
      <text:p text:style-name="Preformatted_20_Text">Functions can also be called using keyword arguments of the form keyword = value.</text:p>
      <text:p text:style-name="Preformatted_20_Text"><text:tab/>parrot(action = 'VOOOOOM', voltage = 1000000)</text:p>
      <text:p text:style-name="Preformatted_20_Text"/>
      <text:p text:style-name="P46">expressions in default arguments are calculated when the function is defined, not when it’s called:</text:p>
      <text:p text:style-name="P48">* “def” is an executable statement in Python</text:p>
      <text:p text:style-name="P49">* default arguments are evaluated in the “def” statement’s environment.</text:p>
      <text:p text:style-name="P49"><text:s/></text:p>
      <text:p text:style-name="P50">a function = an object being evaluated on its definition; default parameters are kind of "member data" and therefore their state may change from one call to the other </text:p>
      <text:p text:style-name="P42"/>
      <text:p text:style-name="P51"/>
      <text:p text:style-name="P51"/>
      <text:p text:style-name="P51"/>
      <text:p text:style-name="P53"><text:span text:style-name="T55">w</text:span><text:span text:style-name="T44">hen you use a “mutable” object </text:span><text:span text:style-name="T45">(list or dict) </text:span><text:span text:style-name="T44">as a default value, </text:span><text:span text:style-name="T45">it</text:span><text:span text:style-name="T44"> can be </text:span><text:soft-page-break/><text:span text:style-name="T44">modified in place:</text:span></text:p>
      <text:p text:style-name="P47"/>
      <text:p text:style-name="P18">def foo(a=[]):</text:p>
      <text:p text:style-name="P18"><text:s text:c="4"/>a.append(5)</text:p>
      <text:p text:style-name="P18"><text:s text:c="4"/>return a</text:p>
      <text:p text:style-name="P46"/>
      <text:p text:style-name="P52">Workaround:</text:p>
      <text:p text:style-name="P52">- use a placeholder value instead of modifying the default value. None is a common value:</text:p>
      <text:p text:style-name="P19"><text:tab/>def myfunc(value=None):</text:p>
      <text:p text:style-name="P19"><text:s text:c="4"/><text:tab/><text:tab/>if value is None:</text:p>
      <text:p text:style-name="P19"><text:s text:c="8"/><text:tab/><text:tab/>value = []</text:p>
      <text:p text:style-name="P52"><text:s text:c="4"/><text:tab/># modify value here</text:p>
      <text:p text:style-name="P46"/>
      <text:p text:style-name="Preformatted_20_Text"/>
      <text:p text:style-name="Preformatted_20_Text"/>
      <text:p text:style-name="Preformatted_20_Text">Each function has its own <text:span text:style-name="T41">local scope</text:span><text:span text:style-name="T43">; </text:span><text:span text:style-name="T19">dir() </text:span><text:span text:style-name="T36">will list names from current scope</text:span></text:p>
      <text:p text:style-name="P26"/>
      <text:p text:style-name="P14"><text:span text:style-name="T43">global</text:span><text:span text:style-name="T36"> is used to modify a global var:</text:span></text:p>
      <text:p text:style-name="P26"><text:tab/>def f():</text:p>
      <text:p text:style-name="P26"><text:tab/><text:tab/>global x</text:p>
      <text:p text:style-name="P26"><text:tab/><text:tab/>x = 2</text:p>
      <text:p text:style-name="P26"/>
      <text:p text:style-name="P41">mutable arguments (for example lists) can be modified!</text:p>
      <text:p text:style-name="P41"/>
      <text:p text:style-name="P27"><text:span text:style-name="T46"><text:tab/></text:span><text:span text:style-name="T5">def </text:span><text:span text:style-name="T6">g(l):</text:span></text:p>
      <text:p text:style-name="P21"><text:tab/><text:tab/>l.append(3)</text:p>
      <text:p text:style-name="P22">l = [1]</text:p>
      <text:p text:style-name="P20"><text:span text:style-name="T47">g(l) ---&gt; </text:span><text:span text:style-name="T22">l </text:span><text:span text:style-name="T37">will be </text:span><text:span text:style-name="T39">modified!!</text:span></text:p>
      <text:p text:style-name="P26"/>
      <text:p text:style-name="P26"/>
      <text:p text:style-name="Preformatted_20_Text"><text:span text:style-name="T1">decorator</text:span> = a function which takes as argument a function to be decorated and returns another function.</text:p>
      <text:p text:style-name="Preformatted_20_Text"><text:tab/>@wrap</text:p>
      <text:p text:style-name="Preformatted_20_Text"><text:tab/>def f():</text:p>
      <text:p text:style-name="P1"/>
      <text:p text:style-name="P1"/>
      <text:p text:style-name="P1"/>
      <text:p text:style-name="P1"/>
      <text:p text:style-name="P1"/>
      <text:p text:style-name="P1">Classes</text:p>
      <text:p text:style-name="P6"/>
      <text:p text:style-name="P54"><text:span text:style-name="T64">To find out if an object is callable you can use the built-in function </text:span><text:span text:style-name="T16">callable()</text:span><text:span text:style-name="T64">.</text:span></text:p>
      <text:p text:style-name="Preformatted_20_Text"/>
      <text:p text:style-name="Preformatted_20_Text"/>
      <text:p text:style-name="P1">Documentation Strings</text:p>
      <text:p text:style-name="Preformatted_20_Text">- The first line should always be a short, concise summary of the object’s purpose.</text:p>
      <text:p text:style-name="Preformatted_20_Text">- If there are more lines in the documentation string, the second line should be blank,</text:p>
      <text:p text:style-name="Preformatted_20_Text">visually separating the summary from the rest of the description.</text:p>
      <text:p text:style-name="Preformatted_20_Text">The following lines should be one or more paragraphs describing the object’s calling conventions, its side effects, etc.</text:p>
      <text:p text:style-name="Preformatted_20_Text">""" commentary """</text:p>
      <text:p text:style-name="Preformatted_20_Text"/>
      <text:p text:style-name="Preformatted_20_Text">doing inserts or pops from the beginning of a list is slow</text:p>
      <text:p text:style-name="Preformatted_20_Text"/>
      <text:p text:style-name="Preformatted_20_Text">To implement a queue, use collections.deque</text:p>
      <text:p text:style-name="Preformatted_20_Text"><text:soft-page-break/></text:p>
      <text:p text:style-name="Preformatted_20_Text"><text:span text:style-name="T3">filter</text:span>(function, sequence)</text:p>
      <text:p text:style-name="Preformatted_20_Text"><text:tab/>- returns a sequence consisting of those items from the sequence for which function(item) is true</text:p>
      <text:p text:style-name="Preformatted_20_Text"/>
      <text:p text:style-name="Preformatted_20_Text"><text:span text:style-name="T3">map</text:span>(function, sequence)</text:p>
      <text:p text:style-name="Preformatted_20_Text"><text:tab/>- calls function(item) for each of the sequence’s items and returns a list of the return values</text:p>
      <text:p text:style-name="P14"/>
      <text:p text:style-name="Preformatted_20_Text"><text:span text:style-name="T3">reduce</text:span>(function, sequence)</text:p>
      <text:p text:style-name="Preformatted_20_Text"><text:tab/>- returns a single value constructed by calling the binary function function on the first two items of the sequence,</text:p>
      <text:p text:style-name="Preformatted_20_Text"><text:tab/>then on the result and the next item, and so on.</text:p>
      <text:p text:style-name="Preformatted_20_Text"/>
      <text:p text:style-name="P1">List Comprehension</text:p>
      <text:p text:style-name="Preformatted_20_Text"><text:tab/>new_list=[3*x for x in vec]</text:p>
      <text:p text:style-name="Preformatted_20_Text"><text:tab/>[str(round(355/113.0, i)) for i in range(1,6)]</text:p>
      <text:p text:style-name="Preformatted_20_Text">To avoid apprehension when nesting list comprehensions, read from right to left.</text:p>
      <text:p text:style-name="Preformatted_20_Text"/>
      <text:p text:style-name="Preformatted_20_Text"/>
      <text:p text:style-name="Preformatted_20_Text"/>
      <text:p text:style-name="P13">Data structures</text:p>
      <text:p text:style-name="Preformatted_20_Text"/>
      <text:p text:style-name="Preformatted_20_Text">() - creates a tuple (<text:span text:style-name="T3">tuple</text:span>())</text:p>
      <text:p text:style-name="Preformatted_20_Text">[] - creates a list (<text:span text:style-name="T3">list</text:span>())</text:p>
      <text:p text:style-name="Preformatted_20_Text">{} - creates a dictionary (<text:span text:style-name="T3">dict</text:span>())</text:p>
      <text:p text:style-name="Preformatted_20_Text"><text:span text:style-name="T3">set</text:span>() - creates a set</text:p>
      <text:p text:style-name="Preformatted_20_Text"/>
      <text:p text:style-name="Preformatted_20_Text"/>
      <text:p text:style-name="Preformatted_20_Text">A <text:span text:style-name="T1">tuple</text:span> consists of a number of values separated by commas</text:p>
      <text:p text:style-name="Preformatted_20_Text"/>
      <text:p text:style-name="Preformatted_20_Text"/>
      <text:p text:style-name="Preformatted_20_Text"/>
      <text:p text:style-name="Preformatted_20_Text"/>
      <text:p text:style-name="P1">Sets</text:p>
      <text:p text:style-name="P6">- unordered collection with no duplicated values</text:p>
      <text:p text:style-name="P6">- can be created using {} or <text:span text:style-name="T3">set() </text:span><text:span text:style-name="T20">(will eliminate duplicates)</text:span></text:p>
      <text:p text:style-name="P6"><text:span text:style-name="T20">- </text:span><text:span text:style-name="T3">in </text:span><text:span text:style-name="T20">used to test membership</text:span></text:p>
      <text:p text:style-name="Preformatted_20_Text"/>
      <text:p text:style-name="P1">Dictionaries</text:p>
      <text:p text:style-name="Preformatted_20_Text">- unordered set of &lt;key,value&gt; pairs</text:p>
      <text:p text:style-name="Preformatted_20_Text">- dictionaries are indexed by keys</text:p>
      <text:p text:style-name="Preformatted_20_Text">- you can’t use lists as keys, since lists are mutable, not hashable: can be modified in place using index assignments, slice assignments, or methods like append() and extend().</text:p>
      <text:p text:style-name="Preformatted_20_Text">- if you store using a key that is already in use, the old value associated with that key is forgotten</text:p>
      <text:p text:style-name="Preformatted_20_Text">- the key and corresponding value can be retrieved at the same time using the iteritems() method.</text:p>
      <text:p text:style-name="Preformatted_20_Text"/>
      <text:p text:style-name="Preformatted_20_Text"/>
      <text:p text:style-name="P1"/>
      <text:p text:style-name="P1"/>
      <text:p text:style-name="P1"/>
      <text:p text:style-name="P1"/>
      <text:p text:style-name="P1"/>
      <text:p text:style-name="P1"/>
      <text:p text:style-name="P1"/>
      <text:p text:style-name="P1"><text:soft-page-break/></text:p>
      <text:p text:style-name="P1"/>
      <text:p text:style-name="P1"/>
      <text:p text:style-name="P1">Modules</text:p>
      <text:p text:style-name="P1"/>
      <text:p text:style-name="P11">There are 3 different ways to import:</text:p>
      <text:p text:style-name="P9"><text:span text:style-name="T15">import X</text:span><text:span text:style-name="T59"> </text:span><text:span text:style-name="T60">- </text:span><text:span text:style-name="T59">imports the module X, and creates a reference to that module in the current namespace. Or in other words, after you’ve run this statement, you can use </text:span><text:span text:style-name="T15">X.name</text:span><text:span text:style-name="T59"> to refer to things defined in module X.</text:span></text:p>
      <text:p text:style-name="P11"/>
      <text:p text:style-name="P11"/>
      <text:p text:style-name="P9"><text:span text:style-name="T15">from X import *</text:span><text:span text:style-name="T59"> imports the module X, and creates references in the current namespace to all public objects defined by that module. Or in other words, after you’ve run this statement, you can simply use a plain name to refer to things defined in module X.</text:span></text:p>
      <text:p text:style-name="P11"/>
      <text:p text:style-name="P9"><text:span text:style-name="T15">from X import a, b, c</text:span><text:span text:style-name="T59"> imports the module X, and creates references in the current namespace to the given objects. Or in other words, you can now use a and b and c in your program.</text:span></text:p>
      <text:p text:style-name="P11"/>
      <text:p text:style-name="P11"/>
      <text:p text:style-name="P10"><text:span text:style-name="T61">don't use wild-card imports! </text:span><text:span text:style-name="T62">Use #1 as default and #3 exceptionally </text:span><text:span text:style-name="T63">(if you only need a single object)</text:span></text:p>
      <text:p text:style-name="P24"/>
      <text:p text:style-name="P25"/>
      <text:p text:style-name="P25"/>
      <text:p text:style-name="P5"/>
      <text:p text:style-name="Preformatted_20_Text">- import "fibo"</text:p>
      <text:p text:style-name="Preformatted_20_Text">There is a variant of the import statement that imports names from a module directly into the importing module’s symbol table. For example:</text:p>
      <text:p text:style-name="Preformatted_20_Text">&gt;&gt;&gt; from fibo import fib, fib2</text:p>
      <text:p text:style-name="Preformatted_20_Text"/>
      <text:p text:style-name="Preformatted_20_Text">"sys" module - is built into every Python interpreter.</text:p>
      <text:p text:style-name="Preformatted_20_Text">The built-in function dir() is used to find out which names a module defines</text:p>
      <text:p text:style-name="Preformatted_20_Text"/>
      <text:p text:style-name="Preformatted_20_Text"/>
      <text:p text:style-name="Preformatted_20_Text"/>
      <text:p text:style-name="P1">Reading and Writing Files</text:p>
      <text:p text:style-name="Preformatted_20_Text">f = open('/tmp/workfile', 'w')</text:p>
      <text:p text:style-name="Preformatted_20_Text"/>
      <text:p text:style-name="Preformatted_20_Text">pickling = take almost any Python object (even some forms of Python code!), and convert it to a string representation using "pickle" module</text:p>
      <text:p text:style-name="Preformatted_20_Text"/>
      <text:p text:style-name="Preformatted_20_Text"/>
      <text:p text:style-name="Preformatted_20_Text"/>
      <text:p text:style-name="Preformatted_20_Text"/>
      <text:p text:style-name="Preformatted_20_Text"/>
      <text:p text:style-name="P60">Time</text:p>
      <text:p text:style-name="P64"/>
      <text:p text:style-name="P64">time.time() returns the time in seconds since the epoch</text:p>
      <text:p text:style-name="P65">time.clock() returns the current processor time expressed in seconds, i.e., the CPU time it takes to execute the current thread so far. </text:p>
      <text:p text:style-name="P65"/>
      <text:p text:style-name="P65"/>
      <text:p text:style-name="P65"/>
      <text:p text:style-name="P65"/>
      <text:p text:style-name="P65"/>
      <text:p text:style-name="P65"/>
      <text:p text:style-name="P61"><text:soft-page-break/>Generator function</text:p>
      <text:p text:style-name="P61"/>
      <text:p text:style-name="P12"><text:span text:style-name="T65">Generator functions use </text:span><text:span text:style-name="T17">yield</text:span><text:span text:style-name="T65"> instead of </text:span><text:span text:style-name="T17">return</text:span><text:span text:style-name="T65">. There are two important differences between the two keywords:</text:span></text:p>
      <text:p text:style-name="P12"><text:span text:style-name="T65">* </text:span><text:span text:style-name="T17">yield</text:span><text:span text:style-name="T65"> can be used multiple times</text:span></text:p>
      <text:p text:style-name="P12"><text:span text:style-name="T65">* </text:span><text:span text:style-name="T17">yield</text:span><text:span text:style-name="T65"> suspends the execution of the function, allowing it to be resumed when the next element is requested.</text:span></text:p>
      <text:p text:style-name="P66"/>
      <text:p text:style-name="P67"><text:span text:style-name="T66">Generator functions </text:span><text:span text:style-name="T42">do not start running when they are called</text:span><text:span text:style-name="T66">. Instead they return a generator object, which implements the iteration protocol. The body of the function starts executing when the first value is requested via the next() method:</text:span></text:p>
      <text:p text:style-name="P67"><text:span text:style-name="T66"/></text:p>
      <text:p text:style-name="P62"><text:span text:style-name="T67">URL</text:span></text:p>
      <text:p text:style-name="P62"><text:span text:style-name="T67"/></text:p>
      <text:p text:style-name="P68"><text:span text:style-name="T68"><text:s/>urllib2 — extensible library for opening URLs</text:span></text:p>
      <text:p text:style-name="P68"><text:span text:style-name="T68"/></text:p>
      <text:p text:style-name="P58"><text:span text:style-name="T71">urlopen: </text:span><text:span text:style-name="T34">opens a URL, returns a </text:span><text:span text:style-name="T35">Response</text:span><text:span text:style-name="T34"> object (with geturl(), info() and getcode())</text:span></text:p>
      <text:p text:style-name="P58"><text:span text:style-name="T34"/></text:p>
      <text:p text:style-name="P59"><text:span text:style-name="T79">Response:</text:span></text:p>
      <text:p text:style-name="P86"><text:span text:style-name="T79">file-like object</text:span></text:p>
      <text:p text:style-name="P68"><text:span text:style-name="T68"/></text:p>
      <text:p text:style-name="P57"><text:span text:style-name="T70">Request </text:span><text:span text:style-name="T73">(</text:span><text:span text:style-name="T74">url, data, headers..)</text:span><text:span text:style-name="T70">:</text:span></text:p>
      <text:p text:style-name="P83"><text:span text:style-name="T72">- </text:span><text:span text:style-name="T78">HTTP</text:span><text:span text:style-name="T72"> request</text:span></text:p>
      <text:p text:style-name="P84"><text:span text:style-name="T75">data = </text:span><text:span text:style-name="T76">additional data to send to server (used by HTTP)</text:span></text:p>
      <text:p text:style-name="P85"><text:span text:style-name="T77">headers = dictionary (could be used to spoof the identity of browser)</text:span></text:p>
      <text:p text:style-name="P68"><text:span text:style-name="T68"/></text:p>
      <text:p text:style-name="P68"><text:span text:style-name="T68"/></text:p>
      <text:p text:style-name="P87"><text:span text:style-name="T80">Openers and handlers</text:span></text:p>
      <text:p text:style-name="P88"><text:span text:style-name="T80">- when you fetch an URL, you are using an opener (urlopen uses the default one)</text:span></text:p>
      <text:p text:style-name="P89"><text:span text:style-name="T81">- </text:span><text:span text:style-name="T82">you want to create openers if you want to fetch URLs with specific h</text:span><text:span text:style-name="T83">andlers </text:span><text:span text:style-name="T84">(for cookies, for redirections etc)</text:span></text:p>
      <text:p text:style-name="P89"><text:span text:style-name="T84"/></text:p>
      <text:p text:style-name="P90"><text:span text:style-name="T85">Create an Opener:</text:span></text:p>
      <text:p text:style-name="P90"><text:span text:style-name="T85">- instantiate OpenerDirector()/</text:span><text:span text:style-name="T86">use build_opener()</text:span></text:p>
      <text:p text:style-name="P90"><text:span text:style-name="T85">- call .add_handler()</text:span></text:p>
      <text:p text:style-name="P68"><text:span text:style-name="T68"/></text:p>
      <text:p text:style-name="P70"><text:span text:style-name="T18">BaseHandler</text:span></text:p>
      <text:p text:style-name="P70"><text:span text:style-name="T69">This is the base class for all registered handlers — and handles only the simple mechanics of registration.</text:span></text:p>
      <text:p text:style-name="P70"><text:span text:style-name="T68"/></text:p>
      <text:p text:style-name="P68"><text:span text:style-name="T68"/></text:p>
      <text:p text:style-name="P56"><text:span text:style-name="T69">OpenerDirector</text:span></text:p>
      <text:p text:style-name="P69"><text:span text:style-name="T69">The OpenerDirector class opens URLs via BaseHandlers chained together. It manages the chaining of handlers, and recovery from errors.</text:span></text:p>
      <text:p text:style-name="P69"><text:span text:style-name="T69"/></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9"><text:span text:style-name="T68"/></text:p>
      <text:p text:style-name="P63"><text:soft-page-break/><text:span text:style-name="T87">Sockets</text:span></text:p>
      <text:p text:style-name="P63"><text:span text:style-name="T87"/></text:p>
      <text:p text:style-name="P71"><text:span text:style-name="T88">server socket = listens on port, accepts connections (will create a client socket)</text:span></text:p>
      <text:p text:style-name="P72"><text:span text:style-name="T89">- only produces client sockets, it doesn't send/receive data</text:span></text:p>
      <text:p text:style-name="P72"><text:span text:style-name="T89"/></text:p>
      <text:p text:style-name="P73"><text:span text:style-name="T90">client sockets: can use send()/recv() or read()/write()</text:span></text:p>
      <text:p text:style-name="P74"><text:span text:style-name="T91">you need to flush the sockets</text:span></text:p>
      <text:p text:style-name="P74"><text:span text:style-name="T91"/></text:p>
      <text:p text:style-name="P77"><text:span text:style-name="T93">send</text:span><text:span text:style-name="T94">()</text:span><text:span text:style-name="T93">:</text:span></text:p>
      <text:p text:style-name="P77"><text:span text:style-name="T93">* call send--&gt; returns how many bytes have been handled</text:span></text:p>
      <text:p text:style-name="P77"><text:span text:style-name="T93">* call again send() to send the rest of message</text:span></text:p>
      <text:p text:style-name="P74"><text:span text:style-name="T91"/></text:p>
      <text:p text:style-name="P78"><text:span text:style-name="T95">recv():</text:span></text:p>
      <text:p text:style-name="P78"><text:span text:style-name="T95">* returns no. of bytes received</text:span></text:p>
      <text:p text:style-name="P78"><text:span text:style-name="T95">* </text:span><text:span text:style-name="T96">0 = </text:span><text:span text:style-name="T97">the other side has closed the connection</text:span></text:p>
      <text:p text:style-name="P78"><text:span text:style-name="T97"/></text:p>
      <text:p text:style-name="P79"><text:span text:style-name="T98">There is no EOT on sockets, so if you plan to reuse them, </text:span><text:span text:style-name="T99">be aware that the socket will not tell you that there's nothing more to read; therefore, </text:span><text:span text:style-name="T98">the </text:span><text:span text:style-name="T92">messages must either be:</text:span></text:p>
      <text:p text:style-name="P75"><text:span text:style-name="T92">* fixed length (yuck)</text:span></text:p>
      <text:p text:style-name="P75"><text:span text:style-name="T92">* be delimited (shrug)</text:span></text:p>
      <text:p text:style-name="P76"><text:span text:style-name="T92">* indicate how long they are</text:span></text:p>
      <text:p text:style-name="P76"><text:span text:style-name="T92">* end by shutting down the connection</text:span></text:p>
      <text:p text:style-name="P74"><text:span text:style-name="T91"/></text:p>
      <text:p text:style-name="P80"><text:span text:style-name="T100">Strictly speaking, you’re supposed to use shutdown on a socket before you close it.</text:span></text:p>
      <text:p text:style-name="P80"><text:span text:style-name="T100">close is the same as shutdown(). So in most situations, an explicit shutdown is not needed.</text:span></text:p>
      <text:p text:style-name="P80"><text:span text:style-name="T100"/></text:p>
      <text:p text:style-name="P80"><text:span text:style-name="T100"/></text:p>
      <text:p text:style-name="P81"><text:span text:style-name="T101">Non-blocking sockets</text:span></text:p>
      <text:p text:style-name="P81"><text:span text:style-name="T101">- </text:span><text:span text:style-name="T102">use socket.setblocking(0) </text:span><text:span text:style-name="T103">→ check for error codes, return code etc</text:span></text:p>
      <text:p text:style-name="P82"><text:span text:style-name="T103">- </text:span><text:span text:style-name="T104">Use sel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date>2013-04-24T12:38:12</dc:date>
    <meta:editing-duration>P2DT8H11M43S</meta:editing-duration>
    <meta:editing-cycles>175</meta:editing-cycles>
    <meta:document-statistic meta:table-count="0" meta:image-count="0" meta:object-count="0" meta:page-count="7" meta:paragraph-count="177" meta:word-count="1714" meta:character-count="9860" meta:non-whitespace-character-count="8243"/>
  </office:meta>
</office:document-meta>
</file>